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10fe76"/>
    </style:style>
    <style:style style:name="P3" style:family="paragraph" style:parent-style-name="Standard">
      <style:paragraph-properties fo:line-height="100%"/>
      <style:text-properties officeooo:paragraph-rsid="000f2d76"/>
    </style:style>
    <style:style style:name="P4" style:family="paragraph" style:parent-style-name="Standard">
      <style:paragraph-properties fo:line-height="100%"/>
      <style:text-properties officeooo:paragraph-rsid="000d4f2e"/>
    </style:style>
    <style:style style:name="P5" style:family="paragraph" style:parent-style-name="Standard">
      <style:paragraph-properties fo:line-height="100%"/>
      <style:text-properties style:font-name="Calibri" fo:font-size="11pt" fo:language="de" fo:country="none" style:font-size-asian="11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libri" fo:font-size="11pt" fo:language="de" fo:country="none" style:font-size-asian="11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Calibri" fo:font-size="11pt" fo:language="de" fo:country="none" officeooo:paragraph-rsid="0010fe76" style:font-size-asian="11pt"/>
    </style:style>
    <style:style style:name="P8" style:family="paragraph" style:parent-style-name="Standard">
      <style:paragraph-properties fo:line-height="100%"/>
      <style:text-properties style:font-name="Calibri" fo:font-size="11pt" fo:language="de" fo:country="none" officeooo:paragraph-rsid="0010fe76" style:font-size-asian="11pt"/>
    </style:style>
    <style:style style:name="P9" style:family="paragraph" style:parent-style-name="Standard">
      <style:paragraph-properties fo:line-height="100%"/>
      <style:text-properties style:font-name="Calibri" fo:font-size="11pt" fo:language="de" fo:country="none" officeooo:rsid="000d4f2e" officeooo:paragraph-rsid="000d4f2e" style:font-size-asian="11pt"/>
    </style:style>
    <style:style style:name="P10" style:family="paragraph" style:parent-style-name="Standard">
      <style:paragraph-properties fo:line-height="100%"/>
      <style:text-properties style:font-name="Calibri" fo:font-size="11pt" fo:language="de" fo:country="none" officeooo:rsid="000f2d76" officeooo:paragraph-rsid="000d4f2e" style:font-size-asian="11pt"/>
    </style:style>
    <style:style style:name="P11" style:family="paragraph" style:parent-style-name="Standard">
      <style:paragraph-properties fo:line-height="100%"/>
      <style:text-properties style:font-name="Calibri" fo:font-size="11pt" fo:language="de" fo:country="none" officeooo:rsid="00171c64" officeooo:paragraph-rsid="00171c64" style:font-size-asian="11pt"/>
    </style:style>
    <style:style style:name="P12" style:family="paragraph" style:parent-style-name="Standard">
      <style:paragraph-properties fo:line-height="100%"/>
      <style:text-properties style:font-name="Calibri" fo:font-size="11pt" fo:language="de" fo:country="none" officeooo:rsid="0018883e" officeooo:paragraph-rsid="0018883e" style:font-size-asian="11pt"/>
    </style:style>
    <style:style style:name="P13" style:family="paragraph" style:parent-style-name="Standard">
      <style:paragraph-properties fo:line-height="100%"/>
      <style:text-properties officeooo:rsid="000d4f2e" officeooo:paragraph-rsid="000d4f2e"/>
    </style:style>
    <style:style style:name="T1" style:family="text">
      <style:text-properties style:font-name="Calibri" fo:font-size="11pt" fo:language="de" fo:country="none" style:font-size-asian="11pt"/>
    </style:style>
    <style:style style:name="T2" style:family="text">
      <style:text-properties style:font-name="Calibri" fo:font-size="11pt" fo:language="de" fo:country="none" officeooo:rsid="0010fe76" style:font-size-asian="11pt"/>
    </style:style>
    <style:style style:name="T3" style:family="text">
      <style:text-properties style:font-name="Calibri" fo:font-size="11pt" fo:language="de" fo:country="none" officeooo:rsid="000d1bf2" style:font-size-asian="11pt"/>
    </style:style>
    <style:style style:name="T4" style:family="text">
      <style:text-properties style:font-name="Calibri" fo:font-size="11pt" fo:language="de" fo:country="none" officeooo:rsid="000f2d76" style:font-size-asian="11pt"/>
    </style:style>
    <style:style style:name="T5" style:family="text">
      <style:text-properties style:font-name="Calibri" fo:font-size="11pt" fo:language="de" fo:country="none" officeooo:rsid="0010c87f" style:font-size-asian="11pt"/>
    </style:style>
    <style:style style:name="T6" style:family="text">
      <style:text-properties style:font-name="Calibri" fo:font-size="11pt" fo:language="de" fo:country="none" officeooo:rsid="0011d163" style:font-size-asian="11pt"/>
    </style:style>
    <style:style style:name="T7" style:family="text">
      <style:text-properties style:font-name="Calibri" fo:font-size="11pt" fo:language="de" fo:country="none" officeooo:rsid="0012a943" style:font-size-asian="11pt"/>
    </style:style>
    <style:style style:name="T8" style:family="text">
      <style:text-properties style:font-name="Calibri" fo:font-size="11pt" fo:language="de" fo:country="none" officeooo:rsid="00157c4e" style:font-size-asian="11pt"/>
    </style:style>
    <style:style style:name="T9" style:family="text">
      <style:text-properties style:font-name="Calibri" fo:font-size="11pt" fo:language="de" fo:country="none" officeooo:rsid="00171c64" style:font-size-asian="11pt"/>
    </style:style>
    <style:style style:name="T10" style:family="text">
      <style:text-properties style:font-name="Calibri" fo:font-size="11pt" fo:language="de" fo:country="none" officeooo:rsid="000d4f2e" style:font-size-asian="11pt"/>
    </style:style>
    <style:style style:name="T11" style:family="text">
      <style:text-properties style:font-name="Calibri" fo:font-size="11pt" fo:language="de" fo:country="none" officeooo:rsid="0018883e" style:font-size-asian="11pt"/>
    </style:style>
    <style:style style:name="T12" style:family="text">
      <style:text-properties style:font-name="Calibri" fo:font-size="11pt" fo:language="de" fo:country="none" officeooo:rsid="001b8c8f" style:font-size-asian="11pt"/>
    </style:style>
    <style:style style:name="T13" style:family="text">
      <style:text-properties officeooo:rsid="000d1bf2"/>
    </style:style>
    <style:style style:name="T14" style:family="text">
      <style:text-properties officeooo:rsid="001b8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 </text:span><text:span text:style-name="T1">Schülerumfrage zu Kaufgewohnheiten,</text:span></text:p>
      <text:p text:style-name="P2"><text:span text:style-name="T3">2 </text:span><text:span text:style-name="T1">Befragen von älteren Menschen zu Kaufgewohnheiten und Einstellung zum Onlinehandel</text:span></text:p>
      <text:p text:style-name="P8"/>
      <text:p text:style-name="P1"><text:span text:style-name="T3">3 </text:span><text:span text:style-name="T1">Befragung von Passanten zu Kaufgewohnheiten,</text:span></text:p>
      <text:p text:style-name="P5"><text:span text:style-name="T13">4 </text:span>Imterviews mit Ladenbesitzern im ländlichen Raum</text:p>
      <text:p text:style-name="P6"/>
      <text:p text:style-name="P2"><text:span text:style-name="T3">5 </text:span><text:span text:style-name="T1">Interviews mit ehemaligen Shopbesitzern im Bezug auf den Grund der Schließung und Profitentwicklung, </text:span><text:span text:style-name="T3">6 </text:span><text:span text:style-name="T1">Interviews mit derzeitigen </text:span><text:span text:style-name="T2">Laden</text:span><text:span text:style-name="T1">besitzern zur Wirtschaftslage</text:span></text:p>
      <text:p text:style-name="P8"/>
      <text:p text:style-name="P11">allg: Postboten: Zufriedenheit, Stress besonders während corona, einwicklung + meinung, prognose</text:p>
      <text:p text:style-name="P8">______________________________________________________________________________</text:p>
      <text:p text:style-name="P7"/>
      <text:p text:style-name="P13"><text:span text:style-name="T1">1 </text:span><text:span text:style-name="T4">+ 3 erläutern sie ihr konsumverhalten, reicht die auswahl, habe sie schonmal onlinehandel </text:span><text:span text:style-name="T5">aus</text:span><text:span text:style-name="T4">probiert, <text:s/>falls ja für was, </text:span><text:span text:style-name="T11">erfahrungen, sehen sie probleme, einschätzung bedeutung</text:span><text:span text:style-name="T4">, </text:span><text:span text:style-name="T7">welche geschäfte würden sie sich wünschen</text:span><text:span text:style-name="T8">(online und irl)</text:span></text:p>
      <text:p text:style-name="P9"/>
      <text:p text:style-name="P4"><text:span text:style-name="T10">4 </text:span><text:span text:style-name="T4">+ 5 + 6</text:span><text:span text:style-name="T10"> haben sie einen onlineshop: </text:span><text:span text:style-name="T4">[veränderungen]</text:span><text:span text:style-name="T10">, haben sie sinkende nachfrage bemerkt, was haben / würden sie unternehmen </text:span><text:span text:style-name="T4">(verringern der produktion?)</text:span><text:span text:style-name="T10">, </text:span><text:span text:style-name="T4">wie schätzen sie ihre wirtschaftl zukunft ein, statstiken, </text:span><text:span text:style-name="T6">andere gründe für die schließung; </text:span><text:span text:style-name="T9">entwickluing durch vergleichen (N bei __ Preisen), Corona: Onlineshop: kosten, zufriedenheit, erträge, mögl. erhöhte relevanz, </text:span><text:span text:style-name="T11">zurücksendung: ausnutzung, probleme</text:span></text:p>
      <text:p text:style-name="P10"/>
      <text:p text:style-name="P3"><text:span text:style-name="T4">2 schonmal onlinehandel </text:span><text:span text:style-name="T5">aus</text:span><text:span text:style-name="T4">probiert?, weichen sie beim einkaufen aufgrund der sinkenden a</text:span><text:span text:style-name="T12">ngebots</text:span><text:span text:style-name="T4"> auf großstädte aus?, kaufen sie überhaupt selber ein</text:span></text:p>
      <text:p text:style-name="P10"/>
      <text:p text:style-name="P10"/>
      <text:p text:style-name="P12">themen: datenbeschaffung im netz: cookies, microservices; <text:span text:style-name="T14">kundenbezogenhei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19:46:23.236000000</meta:creation-date>
    <dc:date>2020-05-24T19:43:16.492943878</dc:date>
    <meta:editing-duration>PT4H39M43S</meta:editing-duration>
    <meta:editing-cycles>4</meta:editing-cycles>
    <meta:generator>LibreOffice/6.3.6.2$Linux_X86_64 LibreOffice_project/30$Build-2</meta:generator>
    <meta:document-statistic meta:table-count="0" meta:image-count="0" meta:object-count="0" meta:page-count="1" meta:paragraph-count="11" meta:word-count="176" meta:character-count="1432" meta:non-whitespace-character-count="1266"/>
  </office:meta>
</office:document-meta>
</file>